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7efa67">1. three</text:a></text:p>
          <text:p text:style-name="Contents_20_2"><text:a xlink:type="simple" xlink:href="#org644be99">1.1. overview</text:a></text:p>
          <text:p text:style-name="Contents_20_3"><text:a xlink:type="simple" xlink:href="#org2c70458">1.1.1. short</text:a></text:p>
          <text:p text:style-name="Contents_20_3"><text:a xlink:type="simple" xlink:href="#orge2ac2fb">1.1.2. long</text:a></text:p>
          <text:p text:style-name="Contents_20_2"><text:a xlink:type="simple" xlink:href="#orgd0685ca">1.2. alien sex (is queer bc sensational, bypassing flesh?)</text:a></text:p>
          <text:p text:style-name="Contents_20_3"><text:a xlink:type="simple" xlink:href="#org8103aac">1.2.1. outline</text:a></text:p>
          <text:p text:style-name="Contents_20_3"><text:a xlink:type="simple" xlink:href="#org50cc976">1.2.2. <text:span text:style-name="Emphasis">Dawn</text:span></text:a></text:p>
          <text:p text:style-name="Contents_20_2"><text:a xlink:type="simple" xlink:href="#org379f602">1.3. The flesh and the surface</text:a></text:p>
          <text:p text:style-name="Contents_20_3"><text:a xlink:type="simple" xlink:href="#org7ebe286">1.3.1. outline</text:a></text:p>
          <text:p text:style-name="Contents_20_3"><text:a xlink:type="simple" xlink:href="#org366c02b">1.3.2. unmappability, collision of registers</text:a></text:p>
          <text:p text:style-name="Contents_20_3"><text:a xlink:type="simple" xlink:href="#orgdc2d266">1.3.3. transition: concept of flesh to understand the gap</text:a></text:p>
          <text:p text:style-name="Contents_20_3"><text:a xlink:type="simple" xlink:href="#org65b534c">1.3.4. the reduction of flesh: fugitivity &amp; opacity</text:a></text:p>
          <text:p text:style-name="Contents_20_3"><text:a xlink:type="simple" xlink:href="#org5493bf4">1.3.5. <text:span text:style-name="OrgTodo">TODO</text:span> second implication: ethical: rethinking agency toward</text:a></text:p>
          <text:p text:style-name="Contents_20_2"><text:a xlink:type="simple" xlink:href="#org7e06659">1.4. <text:span text:style-name="Emphasis">skinonskinonskin</text:span> (1999)</text:a></text:p>
          <text:p text:style-name="Contents_20_3"><text:a xlink:type="simple" xlink:href="#org9675a00">1.4.1. <text:span text:style-name="OrgTodo">TODO</text:span> via the pornotrope, the flesh becomes a queer form</text:a></text:p>
          <text:p text:style-name="Contents_20_3"><text:a xlink:type="simple" xlink:href="#org5fb0e67">1.4.2. adobe flash</text:a></text:p>
          <text:p text:style-name="Contents_20_1"><text:a xlink:type="simple" xlink:href="#orge9195c8">2. Works</text:a></text:p>
        </text:index-body>
      </text:table-of-content>
      <text:h text:style-name="Heading_20_1" text:outline-level="1" text:is-list-header="false">
<text:bookmark-start text:name="OrgXref.orgb7efa67"/>
<text:bookmark text:name="orgb7efa67"/>three
<text:bookmark-end text:name="OrgXref.orgb7efa67"/></text:h>
      <text:h text:style-name="Heading_20_2" text:outline-level="2" text:is-list-header="false">
<text:bookmark-start text:name="OrgXref.org644be99"/>
<text:bookmark text:name="org644be99"/>overview
<text:bookmark-end text:name="OrgXref.org644be99"/></text:h>
      <text:h text:style-name="Heading_20_3" text:outline-level="3" text:is-list-header="false">
<text:bookmark-start text:name="OrgXref.org2c70458"/>
<text:bookmark text:name="org2c70458"/>short
<text:bookmark-end text:name="OrgXref.org2c70458"/></text:h>
      <text:p text:style-name="Text_20_body">This chapter looks at the materiality of digital media by harnessing
concepts of the flesh as developed in black feminsist studies. 
</text:p>
      <text:p text:style-name="Text_20_body">First, I open a discussion on the role of agency in ethics from
Octavia Butler's novel, <text:span text:style-name="Emphasis">Dawn</text:span>, which is about an alien colonization
of earth and humanity. Here, I examine the process by which the aliens
use sexual pleasure to placate the humans and even compel them to
interbreed with the aliens. The aliens stimulate pleasure by direct
neural contact, which is faciliated by an intermediary being whose
"sensory arms" connect directly to the brain's pleasure centers. By
bypassing the flesh, this method of intercourse dissolves the binary
between self and other–the foundation for possessive
individualism–as well as sense and thought. Drawing from thinkers in
Chicanx Studies and Black Feminist Studies, I argue that this method
creates an ethics based on pleasure rather than choice or consent.
</text:p>
      <text:p text:style-name="Text_20_body">Then, I examine more closely the intersection between sense and
thought, turning to the materiality of the flesh, as it as been
theorized in Black Feminist Studies. Here, I examine how the concept
of the Pornotrope, that is the reduction of body to flesh, of the
conceptual (body) to the material (flesh), creates a ground for new
theorizations of meaning and materiality. Specifically, this reduction
of Body to Flesh offers a model of resistance to racial exploitation
that reinforces sensuality and pleasure. 
</text:p>
      <text:p text:style-name="Text_20_body">This in turn allows me to do a media archaeology of a hypertext
fiction work, a digital series by Entropy8Zuper! entitled
<text:span text:style-name="Emphasis">skinonskinonskin</text:span> (1999). Here, I bring the theorizations about
pleasure and the Flesh to bear on an interface that obscures its
material components and construction. I trace the complicated stack of
hardware and software that facilitate the display and preservation of
this work, examining various technologies that work in tandem such as
internet networks, hypertext, and Flash technology. These technologies
together enable me to explore how <text:span text:style-name="Emphasis">skinonskinonskin</text:span>'s interface
engages the intersection between the digital and analog registers
undergirding its components.
</text:p>
      <text:h text:style-name="Heading_20_3" text:outline-level="3" text:is-list-header="false">
<text:bookmark-start text:name="OrgXref.orge2ac2fb"/>
<text:bookmark text:name="orge2ac2fb"/>long
<text:bookmark-end text:name="OrgXref.orge2ac2fb"/></text:h>
      <text:p text:style-name="Text_20_body">This paper juxtaposes two unlikely texts–an early hypertext work from
1999, and a science fiction novel from 1987–to unpack the role of
“media” across physiological and technological systems. The early
hypertext work, skinonskinonskin, written collectively by the
artist-couple known as Entropy8Zuper!, explores
electronically-mediated desire through a series of digital love poems
that combine hypertext, audio, and Flash media technology. Moving from
digital to embodied desire, the science fiction novel, Dawn by Octavia
Butler, poses a post-apocalyptic scenario where humans find themselves
coerced into sex and procreation with extraterrestrial colonizers. In
these couplings, sexual contact is routed through an alien
intermediary, whose ability to plug directly into the human brain’s
pleasure centers intensifies their sexual instincts into all but
irresistible compulsions. Though Butler’s novel and skinonskinonskin
present vastly different narrative worlds and physical formats, I’m
interested in how both texts explore the mediation of pleasure, in one
case technological, through computer hardware and software, and in
another physiological, through nervous systems and brain chemistry.
</text:p>
      <text:p text:style-name="Text_20_body">My analysis reads for sensual pleasure across the medial environments
in each text. In Butler’s novel, I examine how human flesh–the
traditional site for sexual contact between two partners–is bypassed
for direct neural stimulation facilitated by the third sexual partner,
the alien intermediary. Because this direct neural connection
scrambles traditional distinctions between the body and mind, during
the sex act, the humans have trouble differentiating their embodied
feelings from their cognitive interpretations. The alien colonizers,
who describe themselves as “gene traders,” exploit this human
susceptibility to sexual pleasure in order to interbreed with them. To
better understand the compulsions of pleasure and the flesh, I engage
Black Feminist Studies’ theorizing on the flesh. According to critics
like Hortense Spillers, C. Riley Snorton, and Amber Jamilla Musser,
the systematic reduction of the Black body to the physical flesh, a
process that began during the violences and atrocities of the Middle
Passage, creates an opportunity for rethinking the political potential
of pleasure and eroticism. In my analysis, this concept of the flesh
becomes a ground for understanding how physical registers interact
with symbolic ones, which offers an analogue for thinking through
media in technological contexts. Turning to skinonskinonskin, I
examine the hardware and software formats that facilitate the display
and preservation of this work, tracing the complicated stack of
technologies, which include internet networks, web tools, Flash media,
and more recently, a computer system Emulator. Borrowing from Media
Archaeology and Network Studies, I take a close look at what Matt
Kirschenbaum describes as the “formal” level of materiality, or the
effects on the screen, moving down the layers of abstraction, through
the compiled code of Flash media, into the level of hardware, what he
calls the “forensic materiality,” of the internet network. Bringing
the sensibility of the flesh in Black Feminist Studies to bear in this
electronic environment, I explore the quality of vulnerability
inherent in network contact, as theorized by Wendy Chun, Alexander
Galloway, and Eugene Thacker. Here, I am interested in how contact
between nodes necessitates a level of openness and exposure, and how
this susceptibility to touch relates back to notions of the flesh. My
goal is to examine the material qualities of the medium–be it
technical or physiological–for the ways it offers a kind of capacious
mode for theorizing new forms of collectivity.  
</text:p>
      <text:p text:style-name="Text_20_body">As Kirschenbaum argues, “Digital inscription is a form of
displacement. Its fundamental characteristic is to remove digital
objects from the channels of direct human intervention” (Kirschenbaum
86). As a result of this displacement, scholarship about electronic
media generally focuses on conceptual or abstract levels of media,
such as the effects of interface and visual design, and only
occasionally considers logical structures like data formats and
programming languages, and even less frequently, the material
realities of hardware and networks. Pushing against this tendency, the
bulk of this presentation will comprise what N. Katherine Hayles calls
a “media-specific analysis” (Hayles 107). With Butler’s novel
situating my discussion on mediation, I will parse out the levels of
formal and forensic materiality in the technological stack that makes
up skinonskinonskin. Here, I will examine the shifts between digital
formats, such as the levels of compiled code, software applications,
and physical networks necessary to create, present, and preserve Flash
media. I hope that this attention to the physical qualities of
electronic media will pose new possibilities for reframing the way we
understand the role of touch and pleasure in making connections across
various kinds of media.
</text:p>
      <text:h text:style-name="Heading_20_2" text:outline-level="2" text:is-list-header="false">
<text:bookmark-start text:name="OrgXref.orgd0685ca"/>
<text:bookmark text:name="orgd0685ca"/>alien sex (is queer bc sensational, bypassing flesh?)
<text:bookmark-end text:name="OrgXref.orgd0685ca"/></text:h>
      <text:h text:style-name="Heading_20_3" text:outline-level="3" text:is-list-header="false">
<text:bookmark-start text:name="OrgXref.org8103aac"/>
<text:bookmark text:name="org8103aac"/>outline
<text:bookmark-end text:name="OrgXref.org8103aac"/></text:h>
      <text:list text:style-name="OrgBulletedList" text:continue-numbering="false">
        <text:list-item>
          <text:p text:style-name="Text_20_body">A hierarchical impulse in human nature creates a subject that can be
exploited by power.
</text:p>
        </text:list-item>
        <text:list-item>
          <text:p text:style-name="Text_20_body">The fear of the other is actually a fear of finding similarity in
difference; racialization is based on the similitude. 
</text:p>
        </text:list-item>
        <text:list-item>
          <text:p text:style-name="Text_20_body">The way to overcome this fear is by attending to the body, feelings,
sensuality, pleasure.
</text:p>
        </text:list-item>
        <text:list-item>
          <text:p text:style-name="Text_20_body">Oankali's social structure is collective, based on mutual
pleasure. It is acquisitive without being consuming.
</text:p>
        </text:list-item>
        <text:list-item>
          <text:p text:style-name="Text_20_body">In Oankali sex, flesh becomes displaced for direct neural
connection, which scrambles our registers for sense/thought,
prioritizing pleasure to bypass consent
</text:p>
        </text:list-item>
      </text:list>
      <text:h text:style-name="Heading_20_3" text:outline-level="3" text:is-list-header="false">
<text:bookmark-start text:name="OrgXref.org50cc976"/>
<text:bookmark text:name="org50cc976"/><text:span text:style-name="Emphasis">Dawn</text:span>
<text:bookmark-end text:name="OrgXref.org50cc976"/></text:h>
      <text:list text:style-name="OrgNumberedList" text:continue-numbering="false">
        <text:list-item>
          <text:p text:style-name="Text_20_body">
<text:bookmark-start text:name="OrgXref.orgd9b9491"/>
<text:bookmark text:name="orgd9b9491"/>the hierarchical impulse
<text:bookmark-end text:name="OrgXref.orgd9b9491"/></text:p>
          <text:p text:style-name="Text_20_body">Octavia Butler's novel, <text:span text:style-name="Emphasis">Dawn</text:span>, published in 1987, is the first book
of a trilogy, initially titled <text:span text:style-name="Emphasis">Xenogenesis</text:span> and more recently,
<text:span text:style-name="Emphasis">Lilith's Brood</text:span>, about humans who must, as a question of survival,
interbreed with extra terrestrial beings. <text:span text:style-name="Emphasis">Dawn</text:span> relates the story of
one family's matriarch, Lilith Iyapo, who is "rescued" from nuclear
war by the extra terrestrials, the Oankali. The story begins with
Lilith waking up in a prison cell on the Oankali spaceship, where she
soon finds out that the humanity has been all but extinguished and
that the Oankali intend to reproduce with the remaining
survivors. Then, over the next several pages, it becomes clear what
the Oankali want Lilith to do: to shepherd a group of humans to accept
the dissolution of humanity as they know it. This dissolution takes
the form of genetic manipulation, where by interbreeding with the
humans, what the Oankali call the "gene trade," will yield a new,
hybrid race. As the "Judas goat" who leads the sheep to slaughter,
Lilith must convince the humans to accept a fate whose implications
she cannot bear: that humanity will become something profoundly
different from what it is; that their children will look not quite
human, what but what she describes "Medusa children" (Butler 87).
</text:p>
          <text:p text:style-name="Text_20_body">Lilith's aversion to the prospect of humanity changing signals a deep
predicament which she and other humans will struggle against for the
rest of the series. Like other of Butler's work, this novel explores
the paradox that humanity must fundamentally change in order to
survive. Speaking of the <text:span text:style-name="Emphasis">Parable</text:span> novels, which also depict the
events following societal collapse, Jayna Brown explains that, for
humanity, "changing and prevailing cannot coexist… We must adapt to
survive, but species are never stable over time if they successfully
adapt" (Brown 94). Throughout the novel, Lilith toes the line of this
paradox, simultaneously encouraging the humans to obey the aliens'
directions while preparing them for escape, encouraging them to "learn
and run."  Nonetheless, for more than a few humans in her group, she
represents acquiesence to their new captors, and becomes a recepticle
for their anger and resistance to colonization. Despite the Oankali's
promise of long, healthy lives for their human mates, it is difficult
for the humans to take their advances as promising anything but
annihilation.
</text:p>
          <text:p text:style-name="Text_20_body">One reason that humans cannot accept the gene trade can be attributed
to their own genetics which contain, in the words of the Oankali
themselves, the "human contradiction." As explained by Jhdaya, the
first Oankali that Lilith meets, humans have two characteristics that
once enabled humanitity to survive but now threaten the future of the
species:
</text:p>
          <text:p text:style-name="Quotations">"You are intelligent," he said. "That's the newer of the two
characteristics, and the one you might have put to work to save
yourselves. You are potentially one of the most intelligent species
we've found, though your focus is different from ours. Still, you had
a good start in the life sciences, and even in genetics."
</text:p>
          <text:p text:style-name="Quotations">"What's the second characteristic?  
</text:p>
          <text:p text:style-name="Quotations">"You are hierarchical. That's the older and more entrenched
characteristic. We saw it in your closest animal relatives and in your
most distant ones. It's a terrestrial characteristic. When human
intelligence served it instead of guiding it, when human intelligence
did not even acknowledge it as a problem, but took pride in it or did
not notice it at all. . ." […] "That was like ignoring cancer. I
think your people did not realize what a dangerous thing they were
doing."
</text:p>
          <text:p text:style-name="Text_20_body">The tendency toward hierarchy, as a "terrestrial" characteristic, is
ingrained in all humans. The impulse to stratify people, to create
social groupings, even to colonize and oppress, descends from an
ancient instinct that once served to sustain, protect, and organize
early human tribes. But when the hierarchical instinct grows unchecked
into the modern world, Jdhaya explains, it becomes dangerous, like a
cancer. The problem, which the book returns to again and again, is
that humanity will not overcome something which is ingrained into
their DNA. Brown points out that, "If survival is based on a
competitive struggle for existence, then how can humans ever overcome
what they are biologically wired to do?  How can humans change <text:span text:style-name="Emphasis">and</text:span>
stay the same?"  (Brown 98-99).
</text:p>
        </text:list-item>
        <text:list-item>
          <text:p text:style-name="Text_20_body">
<text:bookmark-start text:name="OrgXref.orgebc0f6a"/>
<text:bookmark text:name="orgebc0f6a"/><text:span text:style-name="OrgTodo">TODO</text:span> hierarchy creates social stratifications, couples example
<text:bookmark-end text:name="OrgXref.orgebc0f6a"/></text:p>
          <text:p text:style-name="Text_20_body">The social problems that emerge from this hierarchical impulse are
those that precipitate and perpetuate systemic
inequalities. Stratifications between gender, race, nationality, and
class, for example, descend from this very foundational tendency to
mark and divide what is different, what is other, from what is
familiar. This novel explores how such a tendency, deeply ingrained in
human nature, comes to the fore even as it is threatened by aliens who
intend to "fix" the human contradiction through gene manipulation in
interbreeding. The tendency to self-organize appears early on, when
the humans are being woken up from suspended animation in order to
prepare and train for survival. Upon waking, the humans almost
instantly pair off in male-female couples that end up sustaining
themselves throughout the story. The pressure to couple brings a
remnant of human society into the strange, alien spaceship which
offers some form of stability for the survivors. When one woman
hesitates to choose a man, a violent confrontation ensues. One of the
women involved demands: "What the hell is she saving herself
for?… It's her duty to get together with someone. There aren't that
many of us left" (335). The stratifications that the hierarchical
tendency engenders grows as the humans become more desperate in their
resistance against the Oankali colonization. In particular, certain
men, like Peter and Curt for example, grow more and more agitated at
their captivity and eventually attack Lilith and her followers, who
they regard as responsible, with deadly force.
</text:p>
        </text:list-item>
        <text:list-item>
          <text:p text:style-name="Text_20_body">
<text:bookmark-start text:name="OrgXref.org74c9b8b"/>
<text:bookmark text:name="org74c9b8b"/>fear of the unknown
<text:bookmark-end text:name="OrgXref.org74c9b8b"/></text:p>
          <text:p text:style-name="Text_20_body">One of the implications of the human contradiction is how the
hierarchical tendency works in tandem with the propensity for
intelligence to create a fear of the other. Early in the story, this
fear is established as a stubborn and innate human trait. To wade
through this fear, familiar categories and concepts are often imposed
onto foreign phenomena. This is why, when she first sees her captives,
Lilith processes the alien body in human terms:
</text:p>
          <text:p text:style-name="Quotations">The lights brightened as she had supposed they would, and what had
seemed to be a tall, slender man was still humanoid, but it had no
nose–no bulge, no nostrils–just flat, gray skin. It was gray all
over–pale gray skin, darker gray hair on its head that grew down
around its eyes and ears and at its throat. There was so much hair
across the eyes that she wondered how the creature could see. The
long, profuse ear hair seemed to grow out of the ears as well as
around them. Above, it joined the eye hair, and below and behind, it
joined the head hair. The island of throat hair seemed to move
slightly, and it occurred to her that that might be where the creature
breathed–a kind of natural tracheostomy.
</text:p>
          <text:p text:style-name="Quotations">Lilith glanced at the humanoid body, wondering how humanlike it really
was. "I don't mean any offense," she said, "but are you male or
female?"
</text:p>
          <text:p text:style-name="Quotations">"It's wrong to assume that I must be a sex you're familiar with," it
said, "but as it happens, I'm male."
</text:p>
          <text:p text:style-name="Quotations">Good. It could become 'he' again. Less awkward. 29
</text:p>
          <text:p text:style-name="Text_20_body">Lilith initially describes the alien's features by cataloging a
"nose," "hair," "eyes," "ears," and "throat," though he has no such
organs, and the first question she asks is to inquire him of his
sex. These responses illustrate the strength of the instict to
interpret bodily appearances according to pre-existing anatomical
categories. Although Jdhaya points out Lilith's mistake in making
assumptions about gender, she nonetheless takes some comfort from
being able to call Jdhaya a "he."
</text:p>
          <text:p text:style-name="Text_20_body">When, however, the strangeness of the alien's appearance proceeds the
terms available to her, she immediatley turns to what would likely be
read as a fear of the other:
</text:p>
          <text:p text:style-name="Quotations">She did not want to be any closer to him. She had not known what held
her back before. Now she was certain it was his alienness, his
difference, his literal unearthliness. She found herself still unable
to take even one more step toward him.
</text:p>
          <text:p text:style-name="Quotations">"Oh god," she whispered. And the hair–the
whatever–it-was–moved. Some of it seemed to blow toward her as
though in a wind, though there was no stirring of air in the room.
</text:p>
          <text:p text:style-name="Quotations">She frowned, strained to see, to understand. Then, abruptly, she did
understand. She backed away, scrambled around the bed and to the far
wall. When she could go no farther, she stood against the wall,
staring at him.
</text:p>
          <text:p text:style-name="Quotations">Medusa. 30
</text:p>
          <text:p text:style-name="Text_20_body">The narration in this passage suggests a process as Lilith attempts to
place the alien into pre-existing categories. First, when the truth of
his total alienness begins to register, it occurs in a pre-linguistic,
embodied level. It begins with an intense aversion toward physical
proximity–"She found herself unable to take even one more step toward
him" (29-30). Then, when she examines his "features," she still
struggles to process his physical composition until she finally,
"abruptly… understand[s]," and her impulse is to move away. Her
encounter with Jhdaya's unknown alien form demonstrates an aversion
through terms of body language. Then, the narration moves from
depicting body language to description through figuration, an
evocation of the mythical figure "Medusa." Here, Lilith's subscribes
the unknown in terms of something that is, ableit in the context of
myth and fantasy, familiar to the human imaginary. The narration in
this passage, which builds from instinctual body movement to
imagination, reinforces the processes that humans undergo when
encountering the unknown. The tendency toward hierarchy demands that
she place this being on a scale of familiarity, comparing him to what
she already knows about other living beings, for example, that Jhadaya
is male. However, the hierarchy fails to subsume his other qualities,
the sensory organs, intelligence steps in to create an analogy, and
her mind makes the leap between what she sees and what she already
knows. The two sides of the contradiction, hierarchy and intelligence,
work together here to engender a sense of all-consuming fear of the
other.
</text:p>
        </text:list-item>
        <text:list-item>
          <text:p text:style-name="Text_20_body">
<text:bookmark-start text:name="OrgXref.org08c5e5e"/>
<text:bookmark text:name="org08c5e5e"/>is actually fear of <text:span text:style-name="Emphasis">feeling</text:span> the similar
<text:bookmark-end text:name="OrgXref.org08c5e5e"/></text:p>
          <text:p text:style-name="Text_20_body">The comparison to Medusa, however, demonstrates that the fear of the
other is based not on the unknown, but on the known. Lilith's use of
similitude evokes a point that Cherrie Moraga, Chicana feminist
activist and writer, argues that the cause of racial fear is not the
totally foreign, but a similarity that the subject percieves in the
other, despite their difference. In her influential essay, "La Guera"
[The White Girl], Moraga explains:
</text:p>
          <text:p text:style-name="Quotations">it is not really difference the oppressor fears so much as
similarity. He fears he will discover in himself the same aches, the
same longings as those of the people he has shitted on. He fears the
immobilization threatened by his own incipient guilt. He fears he will
have to change his life once he has seen himself in the bodies of the
people he has called different. He fears the hatred, anger, and
vengeance of those he has hurt. 32
</text:p>
          <text:p text:style-name="Text_20_body">For Moraga, similarity is the foundation on which fear of the other is
built. This similarity is apparent in Lilith's use of the "Medusa"
comparison, and marks the moment when the subject, which can find no
expression beyond body language, finally settles on a familiar
designation, relating the unknown to a form within the human
imaginary. Despite his alienness, at that point, Jhadaya becomes
incorporated into an anthropocentric worldview. This process is about
finding similarity in difference as it is being felt, in the form of
"aches" and "longings." Who has lighter skin and more education than
most in her Latino, working-class background, describes how her
lesbianism unlocked the workings racial and class oppression. Moraga
explains that "[her] lesbianism is the avenue through which I have
learned the most about silence and oppression, and it continues to be
the most tactile reminder to me that we are not free human beings"
(28-29).
</text:p>
        </text:list-item>
        <text:list-item>
          <text:p text:style-name="Text_20_body">
<text:bookmark-start text:name="OrgXref.org90ea409"/>
<text:bookmark text:name="org90ea409"/>sensuality a (difficult) method of human interconnection
<text:bookmark-end text:name="OrgXref.org90ea409"/></text:p>
          <text:p text:style-name="Text_20_body">For Moraga, the body is both the central obstacle and the solution for
achieving interpersonal connection with the other. To overcome the
fear of the other, it is necessary to come to terms with similarity in
the body coded different–by race, gender, class, disability. This
occurs in a process by which one opens one's body, particularly
sensastions, oneself to full accounting of oppression:
</text:p>
          <text:p text:style-name="Quotations">In this country, lesbianism is a poverty–as is being brown, as is
being a woman, as is being just plain poor. The danger lies in ranking
the oppressions. <text:span text:style-name="Emphasis">The danger lies in failing to acknowledge the
specificity of the oppression</text:span>. The danger lies in attempting to deal
with oppression purely from a theoretical base. Without an emotional,
heartfelt grappling with the source of our own oppression, without
naming the enemy within ourselves and outside of us, no authentic,
non-hierarchical connection among oppressed groups can take
place. Emphasis original, 29
</text:p>
          <text:p text:style-name="Text_20_body">As Moraga explains, one must not only acknowledge the existence of
others' oppression, but come to terms with the oppression's
specificity, a process which involves looking within the self to
experience its physical, sensual components, what she calls "an
emotional, heartfelt grappling" of one's own oppression. Moraga's
argument, which is an intersectional Feminist response to the identity
politics of second-wave feminism, offers a model for interpersonal
understanding while keeping the specificity of oppression local and
situated, which is to say in some way unknowable or
un-essentializable. The power of this kind of connection comes from
its incompletion, its partiality, its lack of fulfillment. 
</text:p>
          <text:p text:style-name="Text_20_body">Other Chicana and Latin American theorists, like Ofelia Schutte and
Norma Alarcon, discusses another side of the process of overcoming
difference in communication. Ofelia Schutte, for example, explores the
possibilities for "cross-cultural communication," specifically, the
question of "how to speak to the 'other' who is different from
oneself" (Schutte 53). Schutte's strategy is to emphasize attention to
what she calls "incommensurability," that is, the "residue of meaning
that will not be reached in cross-cultural endeavors"
(56). Incommensurability refers to the quality that is lost in
translation, so to speak, when members from two cultures interact. In
order to tap into incommensurability, Schutte explains, interlocutors
might attend to moments when the other's speech "resonates in [one] as
a kind of strangeness, a kind of dsiplacement of the usual
expectation" (Schutte 56). The point here is to not subsume that
quality of strangeness in the other into familiar structures of
knowledge, like the way that Lilith subsumes Jhadaya's strangeness
into the similitude of the terrifying Medusa. Rather, the point is to
sustain the feelings of difference without trying to incorporate them
into pre-existing (dominant) modes of thought. Norma Alarcon makes a
similar point in her argument about the dangers of "ontologiz[ing]
difference," that is, of subsuming specific difference into a
universal identity politics. She explains that,
</text:p>
          <text:p text:style-name="Quotations">The desire to translate as totalizing metphorical substitution without
acknowledging the "identity-in-difference," so that one's own system
of signification is not disrupted through a historical concept whose
site of emergence is implicated in our own history, may be viewed as
a desire to dominate, constrain, and contain. 133 
</text:p>
          <text:p text:style-name="Text_20_body">The challenge, according to Schutte and Alarcon, is to achieve
connection without totally subsuming the other into totalizing and
therefore oppressive paradigms of subjectivity. One potential
solution, as Schutte and Moraga exemplify, is to attend to the
feelings of the body, of both the "emotional, heartfelt grappling"
within the self <text:span text:style-name="Emphasis">and</text:span> the "incommensurability" of the other, which
seeks to feel without attempting to recodify.
</text:p>
          <text:p text:style-name="Text_20_body">For most humans, who are bound and determined by their biological
impulses and social conditioning, this process is nearly
impossible. It is only through significant effort and supra-human
capabilities that Lilith herself is able to move beyond her fear of
the Oankali. Crucially, this novel refrains from offering an easy
solution to the problem of xenophobia that accompanies the innate
human characteristic of hierarchy. Rather, it explores how
hierarchical human nature might engage with an alternative, even
antithetical social paradigm, that is, social collectivism. The
novel's proposal for this new form of social organization comes down
to Oankali anatomy and their sense organs, which enable direct
connection between themselves and their human partners. Connection
between the Oankali is based the immediate sharing of feelings,
sensations, and thoughts through the neural linkage enabled by their
sensory organs, in particular, their "sensory hands" which they use
for gene manipulation and sex. By connected to each other's bodies and
minds, the Oankali have no need for deceoption or even memory, for
they are compelled to share experiences directly. This form of
collectivism enables the novel to explore new alternatives for
collectivism based on mutual sensation, in particular, through
pleasure. It offers the human-Oankali couplings allow for a
reconsideration of the role of agency in ethics.
</text:p>
        </text:list-item>
        <text:list-item>
          <text:p text:style-name="Text_20_body">
<text:bookmark-start text:name="OrgXref.org8439557"/>
<text:bookmark text:name="org8439557"/>acquisitiveness leads to collectivity, refiguring ethics
<text:bookmark-end text:name="OrgXref.org8439557"/></text:p>
          <text:p text:style-name="Text_20_body">It is important to situate, however, Oankali collectivism within their
own innate tendencies as a colonizing, alien species. For the Oankali,
ther deepest instinct is to acquire new species for their "gene
trade." Jhadaya explains: "We acquire new life, seek it, investigate
it, manipulate it, sort it, use it. We carry the drive to do this in a
minuscule cell within a cell, a tiny organelle within every cell of
our bodies" (84). The Oankali compulsion to acquire may seem to have
some similarities with the human drive for hierarchy, in particular,
that it requires taking in and incorporating new beings into an
existing structure. However, there is a crucial difference between the
Oankali and the humans, which has to do with the collective nature of
the alien species. One of the Oankali children, Nikanj, explains to
Lilith that they evolved from a life form that consisted of numerous
interconnected beings: "'Six divisions ago, on a white-sun water
world, we lived in great shallow oceans,' it said. 'We were
many-bodied and spoke with body lights and color patterns among
ourself and among ourselves'" (123). From their "many-bodied"
ancestors, the current Oankali inheirited a constitution of
collective, rather than individual, consciousness, which affects their
concept of agency. As the Oankali evolved, this collective nature
affects the way they communicate, which is by sharing sensory
information directly so that the interlocutor experiences what is
being related to them, and the way they make decisions, which is by
unanimous agreement. Agency is distributed among the beings, who are
singular and plural at once, "ourself and ourselves."
</text:p>
          <text:p text:style-name="Text_20_body">Their method of acquisition, though arguably similar to human acts of
colonization in the way they expand through incorporation, presents a
drastically different understanding of ethical relationships. Because
health and vitality are necessary in order to trade genes, the Oankali
do not admit any form of harm or desctruction of life. At several
points in the book, this attachment to life becomes a blind spot,
preventing them from anticipating acts of violence and at one point,
even death, by humans. Toward the end of the novel, Lilith's partner,
Joseph, is killed by a group of humans who rebel and attempt to escape
the Oankali. Soon after his murder, Nikanj uses Joseph's genetic
material to impregnate Lilith without her knowledge. Nikanj explains
to Lilith that it gives her what she truly wants, though she cannot
admit it,
</text:p>
          <text:p text:style-name="Quotations">"You'll have a daughter," it said. "And you are ready to be her
mother. You could never have said so. Just as Joseph could never have
invited me into his bed–no matter how much he wanted me
there. Nothing about you but your words reject this child." 468-9.
</text:p>
          <text:p text:style-name="Text_20_body">Nikanj's explanation here reformulates the question of agency from
conscious acknowledgement ("You could never have said so") into
subconcious desire. For the Oankali, pleasure is the principal factor
for decision-making. For, unlike humans, Oankali lack the capacity to
self-delude through language. When Lilith protests that "It won't be
human," Nikanj points out the facts: "You shouldn't begin to lie to
yourself. It's a deadly habit. The child will be yours and Joseph's"
(469). Nikanj's reasoning is simple: no matter what she says, it knows
she will love and accept the child. The collective nature of the
Oankali prioritizes pleasure, in this case pleasure tied both to
concieving a child and mothering a child, over what the organism says
or thinks. The question of agency, and therefore what counts as
coercion and manipulation, depends on pleasure rather than individual
choice, which has significant implications for ethics.
</text:p>
        </text:list-item>
        <text:list-item>
          <text:p text:style-name="Text_20_body">
<text:bookmark-start text:name="OrgXref.org8db6281"/>
<text:bookmark text:name="org8db6281"/>Flesh as interface scrambling sense/thought registers
<text:bookmark-end text:name="OrgXref.org8db6281"/></text:p>
          <text:p text:style-name="Text_20_body">One of the consequnces of the Oankali focus on pleasure as a
foundation for ethics may seem perhaps paradoxical from a human
perspective. The method that Oankali have sex dispenses with what is
for humans the source of sexual pleasure–the flesh. Flesh, which is
the means through which humans achieve sexual contact, is an obstacle
for Oankali sex. In the Oankali sexual union, the male and female do
not touch, but are rather routed through an intermediary, nonbinary
being whose "sensory arms" plug directly into into the brain. The
ooloi intermediary dispenses not only with the clumsiness of human
bodies and the flesh, but also with human modes of communication and
intimacy, to achieve direct stimulation of the brain's pleasure
centers. In the process of seducing Joseph, Nikanj explains that it
"offer[s] a oneness that your people strive for, dream of, but can't
truly attain alone" (359). The direct connection facilitated by the
ooloi offers a sensual and cognitive experience which cannot be
paralleled by physical intercourse. Once Nikanj has her "plugged in",
Lilith
</text:p>
          <text:p text:style-name="Quotations">immediately recieved Joseph as a blanket of warmth and security, a
compelling, steadying presence. 
</text:p>
          <text:p text:style-name="Quotations">She never knew whether she was receiving Nikanj's approximation of
Joseph, a true transmission of what Joseph was feeling, some
combination of truth and approximation, or just a pleasant fiction. 
</text:p>
          <text:p text:style-name="Quotations">What was Joseph feeling from her?
</text:p>
          <text:p text:style-name="Quotations">It seemed to her that she had always been with him. She had no
sensation of shifting gears, no "time alone" to contrast with the
present "time together." He had always been there, part of her,
essential. 
</text:p>
          <text:p text:style-name="Quotations">Nikanj focused on the intensity of their attraction, their union. It
left Lilith no other sensation. It seemed, itself, to vanish. She
sensed only Joseph, felt that he was aware only of her. 
</text:p>
          <text:p text:style-name="Quotations">Now their delight in one another ignited and burned. They moved
together, sustaining an impossible intensity, both of them tireless,
perfectly matched, ablaze in sensation, lost in one another. 308-309
</text:p>
          <text:p text:style-name="Text_20_body">While Lilith's experience of sex with Joseph and Nikanj explains a lot
about the relationship between physical pleasure and mental
experience, it also instructs one crucial lesson about human
relationships. That Lilith questions whether her mental experiences
are true or not, the fact that she doubts, points to an issue with
human intimacy–that there is exists a gap for miscommunication and
misunderstanding. This gap is created and sustained by the flesh,
which can be a clumsy, cumbersome, and unreliable space through which
two sexual partners must navigate to reach sexual unity. By contrast,
the Oankali sexual experience bypasses this gap directly, plugging
into the brain's pleasure centers. By routing sensual connection to
the brain, they eliminate the space for discomfort and even repulsion
which can occur when in flesh-to-flesh contact.
</text:p>
        </text:list-item>
        <text:list-item>
          <text:p text:style-name="Text_20_body">
<text:bookmark-start text:name="OrgXref.orgf5e8381"/>
<text:bookmark text:name="orgf5e8381"/>first implication: materiality inexctricable from mind
<text:bookmark-end text:name="OrgXref.orgf5e8381"/></text:p>
          <text:p text:style-name="Text_20_body">The elimination of flesh in sex reveals a complex imbrication between
physical sensation and mental experience, which pushes against a
tendency in narratives that feature the "posthuman," that is, figures
who extend the bounds of the traditional human subject by
technological, biological, or spiritual modification. Because the
sexual experience occurs entirely in the brain, it is easy to assume,
as Lilith and Joseph do, that the experience is a simulation. Their
assumption perpetuates one crucial tenet of liberal human
subjectivity, according to N. Katherine Hayles, that the rational mind
<text:span text:style-name="Emphasis">possess</text:span> a fleshy body which functions as an extension of the
mind. Hayles explains that for the posthuman, the mind represents pure
intelligence, a set of informational patterns, while the body
functions as a sort of prosthesis, which can be substituted, updated,
or even removed from the intelligent mind. The classic example is
William Gibson's <text:span text:style-name="Emphasis">Neuromancer</text:span> novel, which poses a a virtual
"dataspace," known as a "matrix," where users can move and interact
without the need of a physical body. This emphasis on cognition
creates an "erasure of embodiment" which assumes that feelings and
sensations that occur in the body can be experienced in a flesh-less
environment (Hayles 4-5). In the novel, Lilith appears to make the
same assumptions as the posthuman when she questions whether the
feelings she recieves from Joseph are "true." However, as her
conversation with Nikanj develops, she brings the body back into
consideration:
</text:p>
          <text:p text:style-name="Quotations">"He… felt everything I felt?"
"On a sensory level. Intellectually, he made his interpretations and
you made yours.
"I wouldn't call them intellectual." 310-311
</text:p>
          <text:p text:style-name="Text_20_body">Lilith's response here indicates that sense and thought are not as
distinct as might have been assumed, in Hayles words, that "abstract
pattern can never fully capture the embodied actuality" (22).Indeed,
during the sex act, the terms that she uses to describe their sexual
union appear to blend feeling and thought. The physical "warmth" with
which she receives Joseph is immediately augmented with mental
interpretations of "security," that is, comfort and
protection. Further on, the intensity of their connection appears not
only to dissolve her sense of time, as she feels "she had always been
with him," but also to intuit what he was feeling, "that he was aware
only of her" (308). While sex with the Oankali focuses on physical
pleasure, the mind builds mental interpretations that seem to be
inextricable from physical sensation.
</text:p>
        </text:list-item>
        <text:list-item>
          <text:p text:style-name="Text_20_body">
<text:bookmark-start text:name="OrgXref.org022d975"/>
<text:bookmark text:name="org022d975"/>Dawn Quotes
<text:bookmark-end text:name="OrgXref.org022d975"/></text:p>
          <text:list text:style-name="OrgNumberedList" text:continue-numbering="true">
            <text:list-item>
              <text:p text:style-name="Text_20_body">
<text:bookmark-start text:name="OrgXref.org56f8f96"/>
<text:bookmark text:name="org56f8f96"/>Colonialist intentions, Crossbreeding vs Trade:
<text:bookmark-end text:name="OrgXref.org56f8f96"/></text:p>
              <text:p text:style-name="Text_20_body">"'It is crossbreeding, then, no matter what you call it.' 'It's what I
said it was. A trade. The ooloi will make changes in your reproductive
cells before conception and they’ll control conception.'" (Butler
87). 
</text:p>
            </text:list-item>
            <text:list-item>
              <text:p text:style-name="Text_20_body">
<text:bookmark-start text:name="OrgXref.org1f659f1"/>
<text:bookmark text:name="org1f659f1"/>Irresitable sex drive
<text:bookmark-end text:name="OrgXref.org1f659f1"/></text:p>
              <text:p text:style-name="Quotations">“Lie here with us,” it said, speaking alone. “Why should you be down
there by yourself?”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This was what had captured Paul Titus, she
thought. This, not sorrow over his losses or fear of a primitive
Earth.
</text:p>
            </text:list-item>
          </text:list>
        </text:list-item>
      </text:list>
      <text:h text:style-name="Heading_20_2" text:outline-level="2" text:is-list-header="false">
<text:bookmark-start text:name="OrgXref.org379f602"/>
<text:bookmark text:name="org379f602"/>The flesh and the surface
<text:bookmark-end text:name="OrgXref.org379f602"/></text:h>
      <text:h text:style-name="Heading_20_3" text:outline-level="3" text:is-list-header="false">
<text:bookmark-start text:name="OrgXref.org7ebe286"/>
<text:bookmark text:name="org7ebe286"/>outline
<text:bookmark-end text:name="OrgXref.org7ebe286"/></text:h>
      <text:list text:style-name="OrgBulletedList" text:continue-numbering="false">
        <text:list-item>
          <text:p text:style-name="Text_20_body">The daguerrotype opens the liminality of materiality: at once
solidifies surface and indexes an "unmappable elsewhere" where
physical registers interact with symbolic ones.
</text:p>
        </text:list-item>
        <text:list-item>
          <text:p text:style-name="Text_20_body">Theorization of Flesh: Spillers: Flesh is a reduction from the Body,
with meaning attached. (In a hierarchical society)
</text:p>
        </text:list-item>
        <text:list-item>
          <text:p text:style-name="Text_20_body">Snorton: fungible/fugitive - a reduction in
signification which increases potentiality for signification.
</text:p>
        </text:list-item>
        <text:list-item>
          <text:p text:style-name="Text_20_body">Musser: opacity - surface excess taht denies access to
depth. 
</text:p>
        </text:list-item>
        <text:list-item>
          <text:p text:style-name="Text_20_body">Brown: vulnerability - open to chaos of feeling, subject
dissolution.
</text:p>
        </text:list-item>
        <text:list-item>
          <text:p text:style-name="Text_20_body">The surface becomes the ground. The traditional (presumptive) way of
reading is to guess what's under the surface. Not this way, which is
about seeing surface as ground for what can be put on top of it.
</text:p>
        </text:list-item>
        <text:list-item>
          <text:p text:style-name="Text_20_body">Reconceiving agency through the connections of the flesh: brown, and
the posthuman
</text:p>
        </text:list-item>
      </text:list>
      <text:h text:style-name="Heading_20_3" text:outline-level="3" text:is-list-header="false">
<text:bookmark-start text:name="OrgXref.org366c02b"/>
<text:bookmark text:name="org366c02b"/>unmappability, collision of registers
<text:bookmark-end text:name="OrgXref.org366c02b"/></text:h>
      <text:p text:style-name="Text_20_body">This inexctricability of physical sensation from mental interpretation
has an analogue in the collision of registers, such as the visual and
the material. C. Riley Snorton describes this collision as
"unmappability," relating this ambiguous and liminal space to the
process of racialization. As an example, Snorton does a close reading
of a the material qualities of a daguerrotype, an early method of
photography:
</text:p>
      <text:p text:style-name="Quotations">To view a daguerreotype is to look at an image that does not sit on a
surface but appears to be floating in space. Rather than an antiquated
form of modern photography, as Foucault’s characterization implies,
the daguerreotype provides a series of lessons about power, and racial
power in particular, as a form in which an image takes on myriad
perspectives because of the interplay of light and dark, both in the
composition of the shot and in the play of light on the display. That
the image does not reside on the surface but floats in an unmappable
elsewhere offers an allegory for race as a procedure that exceeds the
logics of a bodily surface, occuring by way of flesh, a racial
mattering that appears through puncture in the form of a wound or
covered by skin and screened from view. 40
</text:p>
      <text:p text:style-name="Text_20_body">The format of the dagguereotype evokes the method by which meaning is
stripped then reapplied to flesh that, for captive bodies, "functioned
as a disarticulation of human form from its anatomical features"
(18). The physical material of the image, that is the silvered copper
plate of the daguerreotype, at once solidifies its ground and indexes
an ambiguous space, what Snorton describes as the "unmappable
elsewhere" which swells to obscure while simultaneously containing the
evidence of racial significations. Snorton's curious use of the word
"puncture" here recalls Roland Barthes's concept of the "punctum,"
which indexes the experience of being pierced by a detail of the
photograph (<text:span text:style-name="Emphasis">Camera Lucida</text:span> 27). Opposed to the concept of the
<text:span text:style-name="Emphasis">studium</text:span>, which represents the dominant historical, social, or
cultural meaning portrayed within and by the photograph, the <text:span text:style-name="Emphasis">punctum</text:span>
is the "sting, speck, cut, little hole… that accident which pricks
me (but also buises me, is poignant to me)" (Barthes <text:span text:style-name="Emphasis">Camera Lucida</text:span>
27-28). Barthes explains that, "However lightning-like it may be, the
<text:span text:style-name="Emphasis">punctum</text:span> has, more or less potentially, the power of expansion. This
power is often metonymic" (<text:span text:style-name="Emphasis">Camera Lucida</text:span> 45). For Barthes, the
<text:span text:style-name="Emphasis">punctum</text:span> is that detail of a photograph which at once pierces the
viewer and suggests an expansion, an effect which is exagerrated in
erotic photographs, where the <text:span text:style-name="Emphasis">punctum</text:span>, "is a kind of subtle
<text:span text:style-name="Emphasis">beyond</text:span>–as if the image launched desire beyond what it permits us to
see" (59). Barthes's theorization of the <text:span text:style-name="Emphasis">punctum</text:span> allows us to see
how the flesh can be at once a <text:span text:style-name="Emphasis">mattering</text:span>, a becoming matter, and an
accumulation of meaning, which in simulteneity, has the effect peirces
the viewer. We cannot, as Snorton points out, locate the image at a
specific point on the copper-plate is essential, though we can feel
its puncture. That the image cannot be traced back to a single
location, yet is contained and signifies within that physical space,
is crucial for undersanding the way that the physical registers
interact with symbolic ones. The meeting between this liminal space of
the image's visual content and its silver-plated copper ground offers
another perspective for understanding the collision of flesh and
racialization.
</text:p>
      <text:h text:style-name="Heading_20_3" text:outline-level="3" text:is-list-header="false">
<text:bookmark-start text:name="OrgXref.orgdc2d266"/>
<text:bookmark text:name="orgdc2d266"/>transition: concept of flesh to understand the gap
<text:bookmark-end text:name="OrgXref.orgdc2d266"/></text:h>
      <text:p text:style-name="Text_20_body">The process of racialization, which builds from the flesh not only
helps us to understand the inextricability of the material from the
mental, but also offers a possibility for developing social relations
into toward more ethically equitable forms. To help unpack this
inexctricability between registers, I turn to thinkers in Black
Feminist Studies whose theorizations of the flesh enables them to
parse various racial and gendered processes, the "symbolic order" or
"American grammar," in Hortense Spillers words, ascribed to Black
bodies over time (68). These theorizations of the flesh, which indexes
a liminal space where meaning is simultaneously ascribed and obscured,
will become the ground for my working through the intersections of
materiality and meaning. They will allow me to trace in more detail
how the process of reduction to flesh creates an opportunity for
resisting the compulsions of the liberal humanist subject.
</text:p>
      <text:h text:style-name="Heading_20_3" text:outline-level="3" text:is-list-header="false">
<text:bookmark-start text:name="OrgXref.org65b534c"/>
<text:bookmark text:name="org65b534c"/>the reduction of flesh: fugitivity &amp; opacity
<text:bookmark-end text:name="OrgXref.org65b534c"/></text:h>
      <text:p text:style-name="Text_20_body">In the nearly impossible task of accounting of the egregious yet
overlooked of horrors of transatlantic slavery, thinkers in Black
Feminist Studies have flipped the reduction of the body to flesh from
a tool of subjectification to one of (not unproblematic)
potential. The idea of black flesh as a reduction of the black body is
first theorized by Hortense Spillers in her influential essay, "Mama's
Baby, Papa's Maybe: An American Grammar Book." Here Spillers puts
forth the conception of the black body as a stack of "attentuated
meanings, made in excess over time, assigned by a particular
historical order" (65). These meanings developed from the Black body
that had been reduced to flesh, "severing of the captive body from its
motive will," that Spillers traces to the middle passage. Spillers
enumerates four effects of this violent process (67):
</text:p>
      <text:list text:style-name="OrgNumberedList" text:continue-numbering="false">
        <text:list-item>
          <text:p text:style-name="Quotations">the captive body becomes the source of an irresistible, destructive
sensuality;
</text:p>
        </text:list-item>
        <text:list-item>
          <text:p text:style-name="Quotations">at the same time–in stunning contradiction–the captive body
reduces to a thing, becoming being for the captor;
</text:p>
        </text:list-item>
        <text:list-item>
          <text:p text:style-name="Quotations">in this absence from a subject position, the captured sexualities
provide a physical and biological expression of "otherness";
</text:p>
        </text:list-item>
        <text:list-item>
          <text:p text:style-name="Quotations">as a category of "otherness," the captive body translates into a
potential for pornotroping and embodies sheer physical
powerlessness that slides into a more general "powerlessness,"
resonating through various centers of human and social meaning. 67
</text:p>
        </text:list-item>
      </text:list>
      <text:p text:style-name="Text_20_body">Imposed by the reduction of Black bodies to bare physicality, to a
material substance for labor and exchange, there is, in "stunning
contradiction," some form of meaning which aheres to the flesh. This
process of the reduction to flesh, which Spillers calls
"pornotroping," opens a gap for the layering of sensuality,
objectificaiton, otherness, and powerlessness (Spillers 67).
</text:p>
      <text:p text:style-name="Text_20_body">Following Spillers, who poses flesh as the "zero degree of social
conceptualization", thinkers in Black Feminist Studies have drawn from
the flesh as a ground for theorizing the intersection of materiality
and meaning (Spillers 67). For example, Snorton attends to flesh as a
site of resistance against the imposition of racial
signification. Snorton explains that that the whittling down of black
subjectivity, which enabled chattel slavery, imposes a state of
interchangeability, what he calls the "fungible." This fungibility in
Black flesh creates a possibility for for "fugitivity," or escape,
from the trappings of sex and gender. He explains that "Captive and
divided flesh functions as malleable matter for mediating and remaking
sex and gender as matters of human categorization and personal
definition" (20). To examine the imbrication of flesh, gender, sex,
and race, Snorton demonstrates how the reduction of black female
bodies to flesh for experimental purposes enabled the emergence of
field of gynecology as a white women's science. Snorton explains that,
while white femininity prevents the inspection of white female
genitalia, it is constructed out of the "scopic availability" of black
flesh (33). Beyond facilitating the study of white bodies, however,
Black flesh also creates a "capacitating structure" that enables
"fungibility for fugitive movement" (Snorton 53). Here, Snorton
interweaves various narratives of fugitivity, such as that of Harriet
Jacobs, whose story of escape in 1842 is documented in <text:span text:style-name="Emphasis">Incidents in
the Life of a Slave Girl</text:span> (1861). While traditional racial "passing"
assumes an ambiguity that enables one to pass for white, the reduction
to Black flesh, by contrast, endows a "gender indefiniteness" for
"cross-gendered modes of escape" (56). In other words, it is the
"blackening" of Jacobs that allows her to obtain a level of
"fungibility, thingness" that precludes her recognition (Snorton
71). Being suceptible to multiple mappings of meaning, the Black flesh
opens a site for potentiality that paradoxically facilitates escape
from signification. The reduction to flesh here creates an almost
chaotic state where the body can slip in and out of signification.
</text:p>
      <text:p text:style-name="Text_20_body">Like Snorton, Musser builds off Spillers' theorization of the Black
flesh as a reduced state. Part of Musser's project is to consider the
inherent violence that adheres in the concept of the
pornotrope. Drawing from Alexander G. Weheliye's analysis of the
pornotrope, which he argues is explicitly embedded with the violence
of sexual desire which seeks to possess the object, Musser points out
that "to think with the flesh and to inhabit the pornotrope is to hold
violence and possibility in the same frame" (12). Musser explains that
while desire cannot be severed from domination, emphasis on fleshiness
brings to the surface other modes of relationality, which exist
alongside and are in tension with the desire to dominate. One of these
modes is hunger, which she theorizes through her idea <text:span text:style-name="Emphasis">brown
jouissance</text:span>, or the "reveling in fleshiness" of "excess forms of
embodiment" (<text:span text:style-name="Emphasis">Sensual Excess</text:span> 3). Like Snorton, Musser uses
photography to read the effects of materiality, in this case, of what
she calls the "surface aesthetics" of the image. Musser examines a
photograph of the artist Lyle Ashton Harris's impersonation, what she
calls a "citation," of Billie Holiday. Musser's reading of the
photograph emphasizes how its surface reveals a self that is excessive
yet inaccessible. Musser notes the details of Harris's dress, such as
the "pearls, eye shadow and lipstick" that capture the light of the
image, as the "Shine [which] plays joyfully with the idea of the body
as body while rejecting the demand to present anything other than
surface" ("Surface-Becoming" par. 3). Emphasis on the surface here,
like Snorton's reading of "unmappability" in the photograph, indexes
the matter, the material aspects, of the image. However, Mussers
reading of the photograph also <text:span text:style-name="Emphasis">forecloses</text:span> access to that which we
cannot know. In this way, the surface aesthetics of the image exist in
tension with the inescapable violence of the pornotrope, that is, the
desire to possess, to know, the object. She explains, "we can
understand surface as the underside of the scientific/pornographic
drive toward locating knowledge in an 'objective' image"
("Surface-Becoming" par. 2). The material of the surface,
"highlight[ing] the mutability of the flesh rather than interiority,"
creates a barrier against this kind of knowledge (Musser,
"Surface-Becoming" par. 11). Musser explains that the opacity of the
surface, while foreclosing the reading of interiority, still
facilitates other readings, in this case, in the evocation of
hunger. Harris's open mouth, for example, suggests a mode of
relationality that resists the reading of possessive domination:
</text:p>
      <text:p text:style-name="Quotations">This tells us nothing of Holiday or Harris, but it reveals a
sensuality or mode of being and relating that prioritizes openness,
vulnerability, and a willingness to ingest without necessarily
choosing what one is taking in. This is not the desire born of
subjectivity in which subject wishes to possess object, but an
embodied hunger that takes joy and pain in this gesture of radical
openness toward otherness. 5
</text:p>
      <text:p text:style-name="Text_20_body">Musser's conception of surface aesthetics focuses on how <text:span text:style-name="Emphasis">opacity</text:span>, in
foreclosing access to interiority, opens relational possibilities that
transcend the boundaries of the possessive subject.
</text:p>
      <text:p text:style-name="Text_20_body">In another example, Musser moves to a painting by artist Mickalene
Thomas entitled <text:span text:style-name="Emphasis">Origin of the Universe 1</text:span> (2012), whose depiction of
a female vulva evokes French realist painter Gustave Courbet's
<text:span text:style-name="Emphasis">Origine du Monde</text:span> (1866). Here, the vulva is black, and encrusted
with rhinestones, creating an effect of brilliant surface which Musser
argues is a "formal strategy of producing opacity" (<text:span text:style-name="Emphasis">Sensual Excess</text:span>
48). While this work, like Harris's citation of Billie Holiday,
instrumentalizes opacity as a means of foreclosing access to
interiority, it does so alongside a more pronounced subtext of
objectification that results from the commodification of the black
female body. Here, Musser's analysis turns to the rhinestones, which
function simultaneously on two registers: first, their flashiness "as
a reminder of the long association between black people and the
commodity" (<text:span text:style-name="Emphasis">Sensual Excess</text:span> 50); and second, as a brilliance that
evokes wetness, as a result of sexual pleasure. This dual possibilities
exists simultaneously, as Musser explains:
</text:p>
      <text:p text:style-name="Quotations">Thinking the rhinestone as a trace or residue of Thomas’s wetness and
excitement allows us to hold violence, excess, and possibility in the
same frame. Even as the source is ambiguous, the idea that rhinestones
might offer a record of pleasure—-pleasure that is firmly constituted
in and of the flesh—-shows us a form of self-possession.  This self is
not outside of objectification, but its embellishment and insistence
on the trace of excitement speaks to the centrality of pleasure in
theorizations of self-love. <text:span text:style-name="Emphasis">Sensual Excess</text:span> 63
</text:p>
      <text:p text:style-name="Text_20_body">I want to emphasize the movement between these registers here. While
the significatory system that works on the image of the black vulva is
inescapable, the effect of objectification exists alongside the
projection of pleasure. The surface of the image facilitates this
shift in registers. I am interested in how attention to materiality,
to opacity of the brilliant surface, enables one to apprehend this
shifting from one register to another, like the the shifting of
torque.
</text:p>
      <text:h text:style-name="Heading_20_3" text:outline-level="3" text:is-list-header="false">
<text:bookmark-start text:name="OrgXref.org5493bf4"/>
<text:bookmark text:name="org5493bf4"/><text:span text:style-name="OrgTodo">TODO</text:span> second implication: ethical: rethinking agency toward
<text:bookmark-end text:name="OrgXref.org5493bf4"/></text:h>
      <text:p text:style-name="Text_20_body">pleasure
</text:p>
      <text:list text:style-name="OrgNumberedList" text:continue-numbering="false">
        <text:list-item>
          <text:p text:style-name="Text_20_body">
<text:bookmark-start text:name="OrgXref.org661076f"/>
<text:bookmark text:name="org661076f"/>pleasure in flesh breaches bounds of the subject
<text:bookmark-end text:name="OrgXref.org661076f"/></text:p>
          <text:p text:style-name="Text_20_body">These qualities of materiality in the black flesh enable us to return
to Butler's novel with a heightened sensibility about the role of
flesh in the sex act between humans and aliens. For, even when this
sex act appears contained to the mind, it is always portrayed as
something that relies on the material exegencies of the body. Among
the humans, the sex drive is so strong that it, at best, confuses
typical questions of consent. As Jayna Brown asserts, "the pleasurable
experience of sex with the Ooloi is so highly compelling it is
sometimes likened to rape in the text" (105). In the case of Lilith,
her willing surrender to her sex drive, appears at odds with her
stubborn attempts at resisting Oankali control. This apparent
contradiction emerges when Nikanj it invites Lilith to join it and
Joseph in bed:
</text:p>
          <text:p text:style-name="Quotations">“Lie here with us,” it said, speaking alone. “Why should you be down
there by yourself?”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306
</text:p>
          <text:p text:style-name="Text_20_body">Lilith's body immediately responds to Nikanj's invitation, moving of
without her conscious realization, "she had stood up without meaning
to and taken a step toward the bed," and even appears to welcome the
response. Where one might expect a split between embodied instinct and
free will, or drive and determinacy, one instead encounters their
conflation. Not only does Lilith refuse to perform resistance, she
refuses to admit the credibility of resistance in the first
place. This total surrender to her sexual desire appears in stark
contrast to her other attempts to resist Oankali colonization,
summarized what can be considered her motto, "Learn and run!", that
she repeats up until the last page of the novel. The irony of a sex
drive that vies against survival instincts recalls a tension that
critic Jayna Brown points about Bulter's work more generally, a
tension between change and perseverance. Brown explains that the
question of survival hinges on how one defines survival: is it by
maintaining humanity, what she calls "prevailing," or by adapting to
the demands of the external world, what she calls "change" (Brown
94). Brown points out that although humans "must adapt to survive,
[…] species are never stable over time if they successfully adapt"
(94).
</text:p>
          <text:p text:style-name="Text_20_body">In this novel, adaptation requires changes that necessarily
re-formulate what constitutes subjectivity, that is, the boundaries of
the liberal humanist subject. The novel uses sexual pleasure in the
flesh to destabilize the assumptions underpinning free will, which has
the effect of challenging the boundaries of what is traditionally
considered the individual. Brown argues that feeling, the receptivity
to feeling, can be a basis for a kind of subjectivity that moves
beyond the individual subject: "to surrender to touch, to our
sensations, is to loosen the bounds of individualism, to mingle with
other flesh and with the elements" (11). Her concept of the flesh
sutures Spillers's earlier delineation between flesh, or "captive
body," from "motive will," to offer a model of collectivity made
possible by feeling. She wonders whether the "self need[s] bounded
wholeness in order to feel, or can it thrive in the effluent?"  (Brown
14). Her answer–that while the senses "individuate us, demarcate our
boundaries," they also "mark the ways our bodies are open. The body,
the self, is porous, receptive, impressionable" (Brown 14). This is
why, in the sex act, Lilith and Joseph's immersion in each other
appears to break down any sense of individuality between them: "Now
their delight in one another ignited and burned. They moved together,
sustaining an impossible intensity, both of them tireless, perfectly
matched, ablaze in sensation, lost in one another" (309). The pleasure
in the flesh appears to momentarily dissolve the boundaries of the
individual. 
</text:p>
        </text:list-item>
        <text:list-item>
          <text:p text:style-name="Text_20_body">
<text:bookmark-start text:name="OrgXref.org1fa20f6"/>
<text:bookmark text:name="org1fa20f6"/><text:span text:style-name="OrgTodo">TODO</text:span> dismantling agency -&gt; ethical
<text:bookmark-end text:name="OrgXref.org1fa20f6"/></text:p>
          <text:p text:style-name="Text_20_body">Not recuperative, not total collectivity, but still hierarchical. But
more ethical within the hierarchy because it prioritizes flesh, brings
the body into consideration.
</text:p>
          <text:p text:style-name="Text_20_body">This disrupts the traditional concept of the posthuman, which
according to Hayles and Haraway, can perpetuate the dualisms of the
liberal human subjectivity. 
</text:p>
          <text:list text:style-name="OrgBulletedList" text:continue-numbering="false">
            <text:list-item>
              <text:p text:style-name="Text_20_body">Hayles on 
</text:p>
            </text:list-item>
          </text:list>
          <text:p text:style-name="Text_20_body">Basing subjectivity in the body, into the volition of the flesh,
dismantles one of the core tenets of liberal subjectivity: that of
agency. When the relationship is based on shared feeling, then the
question of choice becomes reformulated to mutual pleasure. And
relationships based on pleasure admit less opportunity for
exploitation, at least in the traditional humanist sense, where
exploitation stems from inequalities within hierarchies of
power. Throughout the novel, the humans which reject Oankali social
system best demonstrate the difference across human and Oankali
ethical formations. Running away from Oankali colonies, those humans
create their civilizations that reimpose the same power structures
which led to humanity's downfall, where violence determines rule and
paranoia drives policy. The Oankali's repeated failure to anticipate
human acts of violence reinforces the blindspot imposted by Oankali
social structures, which cannot account for the destruction of life.
</text:p>
          <text:p text:style-name="Text_20_body">The dismantling of agency is really a dismantling of rationality over
the body. It brings Butler into conversation with Posthumanism
</text:p>
          <text:p text:style-name="Text_20_body">Embodied Cognition
</text:p>
          <text:list text:style-name="OrgBulletedList" text:continue-numbering="false">
            <text:list-item>
              <text:p text:style-name="Text_20_body">Butler is resituating ideas about Embodied Consciousness within a
</text:p>
            </text:list-item>
          </text:list>
          <text:p text:style-name="Text_20_body">feminist/radical ethics. How our thoughts and feelings are actually
based in the body. Which changes the way that we think about pleasure,
which changes the way we think about ethics. 
</text:p>
          <text:p text:style-name="Text_20_body">Haraway and Hayles discuss this dismantling of liberal subjectivity in
the posthuman. Hayles explains that the ellision of a body within the
liberal humanist framework enables it to slip into further
suppressions: "Only because the body is not identified with the self
is it possible to claim for the liberal subject its notorious
universality, a claim that depends on erasing markers of bodily
difference, including sex, race, and ethnicity" (4-5).
</text:p>
          <text:p text:style-name="Quotations">"Feeling togeher does not secure a place free of hierarchical
relationships nor affirm a universalism based on the notion of oceanic
unification. I am not invested in conciliatory politics, in some
notion of symmetrical receprocity. Rather, I want to get at something
that sentimentality attempts to but can never fully harness, for
feeling, as we explore it here, is anarchistic, a modality that cannot
be controlled or always directed" (Brown 28)
</text:p>
        </text:list-item>
        <text:list-item>
          <text:p text:style-name="Text_20_body">
<text:bookmark-start text:name="OrgXref.org9d47b24"/>
<text:bookmark text:name="org9d47b24"/><text:span text:style-name="OrgTodo">TODO</text:span> intelligence will handicap itself -&gt; see history of male
<text:bookmark-end text:name="OrgXref.org9d47b24"/></text:p>
          <text:p text:style-name="Text_20_body">theorizing on the sensation which overlooks what it well pleases
</text:p>
          <text:p text:style-name="Text_20_body">It's interesting that reason will handicap itself from diagnosing its
own irrationalities. It will explain them away. Why does reason do
this?  Intelligence is largely an operation that orders, organizes,
things. Makes judgements and therefore places things in a
hierarchy. This organization or ordering is inherent to the way that
intelligence works, right? So there is the conflict. Reason can
rationalize hierarchy as a good thing, as an efficient thing.
</text:p>
        </text:list-item>
      </text:list>
      <text:h text:style-name="Heading_20_2" text:outline-level="2" text:is-list-header="false">
<text:bookmark-start text:name="OrgXref.org7e06659"/>
<text:bookmark text:name="org7e06659"/><text:span text:style-name="Emphasis">skinonskinonskin</text:span> (1999)
<text:bookmark-end text:name="OrgXref.org7e06659"/></text:h>
      <text:h text:style-name="Heading_20_3" text:outline-level="3" text:is-list-header="false">
<text:bookmark-start text:name="OrgXref.org9675a00"/>
<text:bookmark text:name="org9675a00"/><text:span text:style-name="OrgTodo">TODO</text:span> via the pornotrope, the flesh becomes a queer form
<text:bookmark-end text:name="OrgXref.org9675a00"/></text:h>
      <text:p text:style-name="Text_20_body">This method is about <text:span text:style-name="Emphasis">taking what has been a method of reduction</text:span>,
what has been a tool for appropriating the complexity of real world
objects for the purpose of exploitation, and using that <text:span text:style-name="Emphasis">to instead
seek out moments of illegibility</text:span>, opacity. Of torque. To approach
material as something slippery, shifting, which confuses rather than
resolves meaning.
</text:p>
      <text:p text:style-name="Text_20_body">Snorton explains that the materiality of a daguerreotype suggests "a
visual grammar for reading the imbrications of 'race' and 'gender'
under captivity" (40). In the daguerrotype, the surface becomes the
ground. The traditional (presumptive) way of reading is to guess
what's under the surface. Not this way, which is about seeing surface
as ground for what can be put on top of it.
</text:p>
      <text:list text:style-name="OrgNumberedList" text:continue-numbering="false">
        <text:list-item>
          <text:p text:style-name="Text_20_body">
<text:bookmark-start text:name="OrgXref.org3bbd3a7"/>
<text:bookmark text:name="org3bbd3a7"/>what do we get from theorization of the black flesh?
<text:bookmark-end text:name="OrgXref.org3bbd3a7"/></text:p>
          <text:list text:style-name="OrgBulletedList" text:continue-numbering="false">
            <text:list-item>
              <text:p text:style-name="Text_20_body">fugitivity - the reduction in signification, increases potentiality
for significations.
</text:p>
            </text:list-item>
            <text:list-item>
              <text:p text:style-name="Text_20_body">opacity - surface excess denies access to depth.
</text:p>
            </text:list-item>
            <text:list-item>
              <text:p text:style-name="Text_20_body">vulnerability - being open to feeling/chaos that dissolves boundaries.
</text:p>
            </text:list-item>
          </text:list>
        </text:list-item>
      </text:list>
      <text:h text:style-name="Heading_20_3" text:outline-level="3" text:is-list-header="false">
<text:bookmark-start text:name="OrgXref.org5fb0e67"/>
<text:bookmark text:name="org5fb0e67"/>adobe flash
<text:bookmark-end text:name="OrgXref.org5fb0e67"/></text:h>
      <text:h text:style-name="Heading_20_1" text:outline-level="1" text:is-list-header="false">
<text:bookmark-start text:name="OrgXref.orge9195c8"/>
<text:bookmark text:name="orge9195c8"/>Works
<text:bookmark-end text:name="OrgXref.orge9195c8"/></text:h>
      <text:p text:style-name="Text_20_body">Alarcon, Norma. "Conjugating Subjects in the Age of Multiculturalism"
<text:span text:style-name="Emphasis">Mapping Multiculturalism</text:span>. Avery F. Gordon and Christopher Newfield,
editors. University of Minnesota Press. pp. 127-148.
</text:p>
      <text:p text:style-name="Text_20_body">Barthes, Roland. <text:span text:style-name="Emphasis">Camera Lucida</text:span>.
</text:p>
      <text:p text:style-name="Text_20_body">Butler, Octavia. Dawn. Grand Central Publishing. 1987.
</text:p>
      <text:p text:style-name="Text_20_body">Chun, Wendy. Control and Freedom: Power and Paranoia in the Age of Fiber Optics. 2006.
</text:p>
      <text:p text:style-name="Text_20_body">Entropy8Zuper!. skinonskinonskin. Rhizome. <text:a xlink:type="simple" xlink:href="https://anthology.rhizome.org/skinonskinonskin">https://anthology.rhizome.org/skinonskinonskin</text:a> 
</text:p>
      <text:p text:style-name="Text_20_body">Galloway, Alexander and Eugene Thacker. The Exploit: A Theory of Network. Univ Of 
Minnesota Press. 2007. 
</text:p>
      <text:p text:style-name="Text_20_body">Galloway, Alexander. Protocol: How Control Exists after
Decentralization. 2004.
</text:p>
      <text:p text:style-name="Text_20_body">Hartman, Saidiya. "Venus in Two Acts." <text:span text:style-name="Emphasis">Small Axe</text:span>, vol. 12 no. 2,
   2008, p. 1-14. Project MUSE muse.jhu.edu/article/241115.
</text:p>
      <text:p text:style-name="Text_20_body">Hayles, N. Katherine. Writing Machines. MIT Press, 2002. p. 107.
</text:p>
      <text:p text:style-name="Text_20_body">Kirschenbaum, Matthew G. Mechanisms: New Media and the Forensic Imagination. MIT Press 
</text:p>
      <text:list text:style-name="OrgNumberedList" text:continue-numbering="false">
        <text:list-item>
nil
</text:list-item>
      </text:list>
      <text:p text:style-name="Text_20_body">Moraga, Cherrie. "La Guera", from <text:span text:style-name="Emphasis">Loving in the War Years: Lo que
nunca paso' por sus labios</text:span>.
</text:p>
      <text:p text:style-name="Text_20_body">Musser, Amber Jamilla. <text:span text:style-name="Emphasis">Sensual Excess: Queer Femininity and Brown
Jouissance</text:span>. NYU Press,
</text:p>
      <text:list text:style-name="OrgNumberedList" text:continue-numbering="false">
        <text:list-item>
          <text:p text:style-name="Text_20_body">JSTOR, <text:a xlink:type="simple" xlink:href="http://www.jstor.org/stable/j.ctvwrm5ws">http://www.jstor.org/stable/j.ctvwrm5ws</text:a>. 
</text:p>
        </text:list-item>
      </text:list>
      <text:p text:style-name="Text_20_body">Musser, Amber Jamilla. "Surface-Becoming: Lyle Ashton Harris and Brown
  Jouissance." <text:span text:style-name="Emphasis">Women &amp; Performance</text:span>, vol. 28,. no. 1. February 26, 2018
  <text:a xlink:type="simple" xlink:href="https://www.womenandperformance.org/bonus-articles-1/28-1-harris">https://www.womenandperformance.org/bonus-articles-1/28-1-harris</text:a>. 
</text:p>
      <text:p text:style-name="Text_20_body">Schutte, Ofelia. “Cultural Alterity: Cross-Cultural Communication and
Feminist Theory in North-South Contexts.” <text:span text:style-name="Emphasis">Hypatia</text:span>, vol. 13, no. 2,
1998, pp. 53–72.
</text:p>
      <text:p text:style-name="Text_20_body">Snorton, C. Riley. Black on Both Sides: A Racial History of Trans Identity. University of 
Minnesota Press, 2017. JSTOR, <text:a xlink:type="simple" xlink:href="https://doi.org/10.5749/j.ctt1pwt7dz">https://doi.org/10.5749/j.ctt1pwt7dz</text:a>;
</text:p>
      <text:p text:style-name="Text_20_body">Spillers, Hortense J. “Mama’s Baby, Papa’s Maybe: An American Grammar Book.” Diacritics, 
vol. 17, no. 2, 1987, pp. 65–81. JSTOR, <text:a xlink:type="simple" xlink:href="https://doi.org/10.2307/464747">https://doi.org/10.2307/464747</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2-09-21T11:40:24</dc:date>
    <meta:creation-date>2022-09-21T11:40:24</meta:creation-date>
    <meta:generator>Emacs 26.2 (Org mode 9.1.9)</meta:generator>
    <meta:keyword/>
    <dc:subject/>
    <dc:title/>
  </office:meta>
</office:document-meta>
</file>